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"/>
  <manifest:file-entry manifest:full-path="Pictures/1000000000000672000004FBD18D1C1C.png" manifest:media-type=""/>
  <manifest:file-entry manifest:full-path="Pictures/1000020100000672000004FBB9A1C3FD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6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HPaaSA_25_20Presentation-title">
      <style:graphic-properties draw:auto-grow-height="true" fo:min-height="2.338cm"/>
    </style:style>
    <style:style style:name="pr2" style:family="presentation" style:parent-style-name="PHPaaSA_25_20Presentation-outline1">
      <style:graphic-properties draw:fit-to-size="false" fo:min-height="13.609cm"/>
    </style:style>
    <style:style style:name="pr3" style:family="presentation" style:parent-style-name="PHPaaSA_25_20Presentation-notes">
      <style:graphic-properties draw:fill-color="#ffffff" draw:auto-grow-height="true" fo:min-height="12.572cm"/>
    </style:style>
    <style:style style:name="pr4" style:family="presentation" style:parent-style-name="Logo-subtitle">
      <style:graphic-properties draw:fill-color="#ffffff" fo:min-height="3.823cm"/>
    </style:style>
    <style:style style:name="pr5" style:family="presentation" style:parent-style-name="Log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0pt"/>
    </style:style>
    <style:style style:name="P3" style:family="paragraph">
      <style:text-properties fo:font-size="32pt"/>
    </style:style>
    <style:style style:name="P4" style:family="paragraph">
      <style:text-properties fo:color="#e6e6ff" fo:font-family="'Arial Narrow'" style:font-family-generic="swiss" style:font-pitch="variable" fo:font-size="32pt" fo:text-shadow="1pt 1pt"/>
    </style:style>
    <style:style style:name="T1" style:family="text">
      <style:text-properties fo:color="#e6e6ff" fo:font-family="'Arial Narrow'" style:font-family-generic="swiss" style:font-pitch="variable" fo:font-size="32pt" fo:text-shadow="1pt 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HPaaSA_25_20Presentation" presentation:presentation-page-layout-name="AL1T19">
        <office:forms form:automatic-focus="false" form:apply-design-mode="false"/>
        <draw:frame presentation:style-name="pr1" draw:layer="layout" svg:width="25.199cm" svg:height="2.338cm" svg:x="1.4cm" svg:y="0.837cm" presentation:class="title" presentation:user-transformed="true">
          <draw:text-box>
            <text:p>Presentation Name</text:p>
          </draw:text-box>
        </draw:frame>
        <draw:frame presentation:style-name="pr2" draw:text-style-name="P1" draw:layer="layout" svg:width="26.67cm" svg:height="16.51cm" svg:x="0.635cm" svg:y="3.8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esentation By" draw:style-name="dp3" draw:master-page-name="Logo">
        <office:forms form:automatic-focus="false" form:apply-design-mode="false"/>
        <draw:frame presentation:style-name="pr4" draw:text-style-name="P4" draw:layer="layout" svg:width="12.065cm" svg:height="3.835cm" svg:x="0.635cm" svg:y="16.505cm">
          <draw:text-box>
            <text:p text:style-name="P3"><text:span text:style-name="T1">Presentation By:</text:span></text:p>
            <text:p text:style-name="P3"><text:span text:style-name="T1">PHP as a Social Activity</text:span></text:p>
            <text:p text:style-name="P3"><text:span text:style-name="T1">Sam Likins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ction" draw:style-name="dp1" draw:master-page-name="PHPaaSA_25_20Presentation" presentation:presentation-page-layout-name="AL1T19">
        <office:forms form:automatic-focus="false" form:apply-design-mode="false"/>
        <draw:frame presentation:style-name="pr1" draw:layer="layout" svg:width="25.199cm" svg:height="2.338cm" svg:x="1.4cm" svg:y="0.837cm" presentation:class="title" presentation:user-transformed="true">
          <draw:text-box>
            <text:p>Section Name</text:p>
          </draw:text-box>
        </draw:frame>
        <draw:frame presentation:style-name="pr2" draw:text-style-name="P1" draw:layer="layout" svg:width="26.67cm" svg:height="16.51cm" svg:x="0.635cm" svg:y="3.81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Bitmape_20_6" draw:display-name="Bitmape 6" xlink:href="Pictures/1000020100000672000004FBB9A1C3FD.png" xlink:type="simple" xlink:show="embed" xlink:actuate="onLoad"/>
    <draw:fill-image draw:name="background" xlink:href="Pictures/1000000000000672000004FBD18D1C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LACK KNIGHT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051cm" svg:stroke-color="#000000" draw:marker-start-width="0.381cm" draw:marker-start-center="false" draw:marker-end-width="0.381cm" draw:marker-end-center="false" svg:stroke-opacity="50%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Year 2000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HPaaSA_25_20Presentation-background" style:display-name="PHPaaSA%20Presentation-background" style:family="presentation">
      <style:graphic-properties draw:stroke="none" draw:fill="bitmap" draw:fill-image-name="background" style:repeat="stretch"/>
      <style:text-properties style:letter-kerning="true"/>
    </style:style>
    <style:style style:name="PHPaaSA_25_20Presentation-backgroundobjects" style:display-name="PHPaaSA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HPaaSA_25_20Presentation-notes" style:display-name="PHPaaSA%20Present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Year 2000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aaSA_25_20Presentation-outline1" style:display-name="PHPaaSA%20Presentation-outline1" style:family="presentation">
      <style:graphic-properties draw:stroke="none" draw:fill="none" draw:auto-grow-height="false" draw:fit-to-size="shrink-to-fit">
        <text:list-style style:name="PHPaaSA_25_20Presentation-outline1" style:display-name="PHPaaSA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e6e6ff" style:text-outline="false" style:text-line-through-style="none" fo:font-family="'Arial Narrow'" style:font-family-generic="swiss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aaSA_25_20Presentation-outline2" style:display-name="PHPaaSA%20Presentation-outline2" style:family="presentation" style:parent-style-name="PHPaaSA_25_20Presentation-outline1">
      <style:paragraph-properties fo:margin-left="0cm" fo:margin-right="0cm" fo:margin-top="0cm" fo:margin-bottom="0.4cm" fo:text-indent="0cm"/>
      <style:text-properties fo:color="#e6e6ff" fo:font-family="'Arial Narrow'" style:font-family-generic="swiss" style:font-pitch="variable" fo:font-size="28pt" style:font-size-asian="28pt" style:font-size-complex="28pt"/>
    </style:style>
    <style:style style:name="PHPaaSA_25_20Presentation-outline3" style:display-name="PHPaaSA%20Presentation-outline3" style:family="presentation" style:parent-style-name="PHPaaSA_25_20Presentation-outline2">
      <style:paragraph-properties fo:margin-left="0cm" fo:margin-right="0cm" fo:margin-top="0cm" fo:margin-bottom="0.3cm" fo:text-indent="0cm"/>
      <style:text-properties fo:color="#e6e6ff" fo:font-family="'Arial Narrow'" style:font-family-generic="swiss" style:font-pitch="variable" fo:font-size="24pt" style:font-size-asian="24pt" style:font-size-complex="24pt"/>
    </style:style>
    <style:style style:name="PHPaaSA_25_20Presentation-outline4" style:display-name="PHPaaSA%20Presentation-outline4" style:family="presentation" style:parent-style-name="PHPaaSA_25_20Presentation-outline3">
      <style:paragraph-properties fo:margin-left="0cm" fo:margin-right="0cm" fo:margin-top="0cm" fo:margin-bottom="0.2cm" fo:text-indent="0cm"/>
      <style:text-properties fo:color="#e6e6ff" fo:font-family="'Arial Narrow'" style:font-family-generic="swiss" style:font-pitch="variable" fo:font-size="20pt" style:font-size-asian="20pt" style:font-size-complex="20pt"/>
    </style:style>
    <style:style style:name="PHPaaSA_25_20Presentation-outline5" style:display-name="PHPaaSA%20Presentation-outline5" style:family="presentation" style:parent-style-name="PHPaaSA_25_20Presentation-outline4">
      <style:paragraph-properties fo:margin-left="0cm" fo:margin-right="0cm" fo:margin-top="0cm" fo:margin-bottom="0.1cm" fo:text-indent="0cm"/>
      <style:text-properties fo:color="#e6e6ff" fo:font-family="'Arial Narrow'" style:font-family-generic="swiss" style:font-pitch="variable" fo:font-size="20pt" style:font-size-asian="20pt" style:font-size-complex="20pt"/>
    </style:style>
    <style:style style:name="PHPaaSA_25_20Presentation-outline6" style:display-name="PHPaaSA%20Presentation-outline6" style:family="presentation" style:parent-style-name="PHPaaSA_25_20Presentation-outline5">
      <style:paragraph-properties fo:margin-left="0cm" fo:margin-right="0cm" fo:margin-top="0cm" fo:margin-bottom="0.1cm" fo:text-indent="0cm"/>
      <style:text-properties fo:color="#e6e6ff" fo:font-family="'Arial Narrow'" style:font-family-generic="swiss" style:font-pitch="variable" fo:font-size="20pt" style:font-size-asian="20pt" style:font-size-complex="20pt"/>
    </style:style>
    <style:style style:name="PHPaaSA_25_20Presentation-outline7" style:display-name="PHPaaSA%20Presentation-outline7" style:family="presentation" style:parent-style-name="PHPaaSA_25_20Presentation-outline6">
      <style:paragraph-properties fo:margin-left="0cm" fo:margin-right="0cm" fo:margin-top="0cm" fo:margin-bottom="0.1cm" fo:text-indent="0cm"/>
      <style:text-properties fo:color="#e6e6ff" fo:font-family="'Arial Narrow'" style:font-family-generic="swiss" style:font-pitch="variable" fo:font-size="20pt" style:font-size-asian="20pt" style:font-size-complex="20pt"/>
    </style:style>
    <style:style style:name="PHPaaSA_25_20Presentation-outline8" style:display-name="PHPaaSA%20Presentation-outline8" style:family="presentation" style:parent-style-name="PHPaaSA_25_20Presentation-outline7">
      <style:paragraph-properties fo:margin-left="0cm" fo:margin-right="0cm" fo:margin-top="0cm" fo:margin-bottom="0.1cm" fo:text-indent="0cm"/>
      <style:text-properties fo:color="#e6e6ff" fo:font-family="'Arial Narrow'" style:font-family-generic="swiss" style:font-pitch="variable" fo:font-size="20pt" style:font-size-asian="20pt" style:font-size-complex="20pt"/>
    </style:style>
    <style:style style:name="PHPaaSA_25_20Presentation-outline9" style:display-name="PHPaaSA%20Presentation-outline9" style:family="presentation" style:parent-style-name="PHPaaSA_25_20Presentation-outline8">
      <style:paragraph-properties fo:margin-left="0cm" fo:margin-right="0cm" fo:margin-top="0cm" fo:margin-bottom="0.1cm" fo:text-indent="0cm"/>
      <style:text-properties fo:color="#e6e6ff" fo:font-family="'Arial Narrow'" style:font-family-generic="swiss" style:font-pitch="variable" fo:font-size="20pt" style:font-size-asian="20pt" style:font-size-complex="20pt"/>
    </style:style>
    <style:style style:name="PHPaaSA_25_20Presentation-subtitle" style:display-name="PHPaaSA%20Presentation-subtitle" style:family="presentation">
      <style:graphic-properties draw:stroke="none" draw:fill="none" draw:textarea-vertical-align="middle">
        <text:list-style style:name="PHPaaSA_25_20Presentation-subtitle" style:display-name="PHPaaSA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Year 2000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aaSA_25_20Presentation-title" style:display-name="PHPaaSA%20Presentation-title" style:family="presentation">
      <style:graphic-properties draw:stroke="none" draw:fill="none" draw:textarea-vertical-align="middle">
        <text:list-style style:name="PHPaaSA_25_20Presentation-title" style:display-name="PHPaaSA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ff" style:text-outline="false" style:text-line-through-style="none" fo:font-family="'Arial Rounded MT Bold'" style:font-pitch="variable" fo:font-size="44pt" fo:font-style="normal" fo:text-shadow="1pt 1pt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ogo-background" style:family="presentation">
      <style:graphic-properties draw:stroke="none" draw:fill="bitmap" draw:fill-image-name="background" style:repeat="stretch"/>
      <style:text-properties style:letter-kerning="true"/>
    </style:style>
    <style:style style:name="Log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Lo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Year 2000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ogo-outline1" style:family="presentation">
      <style:graphic-properties draw:stroke="none" draw:fill="none" draw:auto-grow-height="false" draw:fit-to-size="shrink-to-fit">
        <text:list-style style:name="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e6e6ff" style:text-outline="false" style:text-line-through-style="none" fo:font-family="'Arial Narrow'" style:font-style-name="Negreta" style:font-family-generic="swiss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-outline2" style:family="presentation" style:parent-style-name="Logo-outline1">
      <style:paragraph-properties fo:margin-left="0cm" fo:margin-right="0cm" fo:margin-top="0cm" fo:margin-bottom="0.4cm" fo:text-indent="0cm"/>
      <style:text-properties fo:color="#e6e6ff" fo:font-family="'Arial Narrow'" style:font-style-name="Negreta" style:font-family-generic="swiss" style:font-pitch="variable" fo:font-size="28pt" style:font-size-asian="28pt" style:font-size-complex="28pt"/>
    </style:style>
    <style:style style:name="Logo-outline3" style:family="presentation" style:parent-style-name="Logo-outline2">
      <style:paragraph-properties fo:margin-left="0cm" fo:margin-right="0cm" fo:margin-top="0cm" fo:margin-bottom="0.3cm" fo:text-indent="0cm"/>
      <style:text-properties fo:color="#e6e6ff" fo:font-family="'Arial Narrow'" style:font-style-name="Negreta" style:font-family-generic="swiss" style:font-pitch="variable" fo:font-size="24pt" style:font-size-asian="24pt" style:font-size-complex="24pt"/>
    </style:style>
    <style:style style:name="Logo-outline4" style:family="presentation" style:parent-style-name="Logo-outline3">
      <style:paragraph-properties fo:margin-left="0cm" fo:margin-right="0cm" fo:margin-top="0cm" fo:margin-bottom="0.2cm" fo:text-indent="0cm"/>
      <style:text-properties fo:color="#e6e6ff" fo:font-family="'Arial Narrow'" style:font-style-name="Negreta" style:font-family-generic="swiss" style:font-pitch="variable" fo:font-size="20pt" style:font-size-asian="20pt" style:font-size-complex="20pt"/>
    </style:style>
    <style:style style:name="Logo-outline5" style:family="presentation" style:parent-style-name="Logo-outline4">
      <style:paragraph-properties fo:margin-left="0cm" fo:margin-right="0cm" fo:margin-top="0cm" fo:margin-bottom="0.1cm" fo:text-indent="0cm"/>
      <style:text-properties fo:color="#e6e6ff" fo:font-family="'Arial Narrow'" style:font-style-name="Negreta" style:font-family-generic="swiss" style:font-pitch="variable" fo:font-size="20pt" style:font-size-asian="20pt" style:font-size-complex="20pt"/>
    </style:style>
    <style:style style:name="Logo-outline6" style:family="presentation" style:parent-style-name="Logo-outline5">
      <style:paragraph-properties fo:margin-left="0cm" fo:margin-right="0cm" fo:margin-top="0cm" fo:margin-bottom="0.1cm" fo:text-indent="0cm"/>
      <style:text-properties fo:color="#e6e6ff" fo:font-family="'Arial Narrow'" style:font-style-name="Negreta" style:font-family-generic="swiss" style:font-pitch="variable" fo:font-size="20pt" style:font-size-asian="20pt" style:font-size-complex="20pt"/>
    </style:style>
    <style:style style:name="Logo-outline7" style:family="presentation" style:parent-style-name="Logo-outline6">
      <style:paragraph-properties fo:margin-left="0cm" fo:margin-right="0cm" fo:margin-top="0cm" fo:margin-bottom="0.1cm" fo:text-indent="0cm"/>
      <style:text-properties fo:color="#e6e6ff" fo:font-family="'Arial Narrow'" style:font-style-name="Negreta" style:font-family-generic="swiss" style:font-pitch="variable" fo:font-size="20pt" style:font-size-asian="20pt" style:font-size-complex="20pt"/>
    </style:style>
    <style:style style:name="Logo-outline8" style:family="presentation" style:parent-style-name="Logo-outline7">
      <style:paragraph-properties fo:margin-left="0cm" fo:margin-right="0cm" fo:margin-top="0cm" fo:margin-bottom="0.1cm" fo:text-indent="0cm"/>
      <style:text-properties fo:color="#e6e6ff" fo:font-family="'Arial Narrow'" style:font-style-name="Negreta" style:font-family-generic="swiss" style:font-pitch="variable" fo:font-size="20pt" style:font-size-asian="20pt" style:font-size-complex="20pt"/>
    </style:style>
    <style:style style:name="Logo-outline9" style:family="presentation" style:parent-style-name="Logo-outline8">
      <style:paragraph-properties fo:margin-left="0cm" fo:margin-right="0cm" fo:margin-top="0cm" fo:margin-bottom="0.1cm" fo:text-indent="0cm"/>
      <style:text-properties fo:color="#e6e6ff" fo:font-family="'Arial Narrow'" style:font-style-name="Negreta" style:font-family-generic="swiss" style:font-pitch="variable" fo:font-size="20pt" style:font-size-asian="20pt" style:font-size-complex="20pt"/>
    </style:style>
    <style:style style:name="Logo-subtitle" style:family="presentation">
      <style:graphic-properties draw:stroke="none" draw:fill="none" draw:textarea-vertical-align="middle">
        <text:list-style style:name="Log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Year 2000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ogo-title" style:family="presentation">
      <style:graphic-properties draw:stroke="none" draw:fill="none" draw:textarea-vertical-align="middle">
        <text:list-style style:name="Log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ff" style:text-outline="false" style:text-line-through-style="none" fo:font-family="'Arial Rounded MT Bold'" style:font-pitch="variable" fo:font-size="44pt" fo:font-style="normal" fo:text-shadow="1pt 1pt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HPaaSA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PHPaaSA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PHPaaSA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ogo-backgroundobjects">
      <style:graphic-properties draw:stroke="none" draw:fill="none" draw:fill-color="#ffffff" draw:auto-grow-height="false" fo:min-height="1.449cm"/>
    </style:style>
    <style:style style:name="Mpr5" style:family="presentation" style:parent-style-name="Logo-backgroundobjects">
      <style:graphic-properties draw:stroke="none" draw:fill="none" draw:fill-color="#ffffff" draw:auto-grow-height="false" fo:min-height="1.397cm"/>
    </style:style>
    <style:style style:name="Mpr6" style:family="presentation" style:parent-style-name="Log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ff" fo:font-size="14pt" style:font-size-asian="14pt" style:font-size-complex="14pt"/>
    </style:style>
    <style:style style:name="MT3" style:family="text">
      <style:text-properties fo:color="#e6e6ff" fo:font-family="'Arial Narrow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HPaaSA_25_20Presentation" style:display-name="PHPaaSA%20Presentation" style:page-layout-name="PM1" draw:style-name="Mdp1">
      <office:forms form:automatic-focus="false" form:apply-design-mode="false"/>
      <draw:frame presentation:style-name="PHPaaSA_25_20Presentation-title" draw:layer="backgroundobjects" svg:width="25.199cm" svg:height="3.506cm" svg:x="1.4cm" svg:y="0.837cm" presentation:class="title" presentation:placeholder="true">
        <draw:text-box/>
      </draw:frame>
      <draw:frame presentation:style-name="PHPaaSA_25_20Presentation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4.95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13.97cm" svg:height="1.448cm" svg:x="6.985cm" svg:y="19.131cm" presentation:class="footer">
        <draw:text-box>
          <text:p text:style-name="MP3"><text:span text:style-name="MT3"><presentation:footer/></text:span></text:p>
        </draw:text-box>
      </draw:frame>
      <draw:frame presentation:style-name="Mpr1" draw:text-style-name="MP2" draw:layer="backgroundobjects" svg:width="5.009cm" svg:height="1.448cm" svg:x="21.59cm" svg:y="19.131cm" presentation:class="page-number">
        <draw:text-box>
          <text:p text:style-name="MP2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HPaaSA_25_20Presentation-title" draw:layer="backgroundobjects" svg:width="13.968cm" svg:height="10.476cm" svg:x="3.81cm" svg:y="2.123cm" presentation:class="page"/>
        <draw:frame presentation:style-name="PHPaaSA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ogo" style:page-layout-name="PM1" draw:style-name="Mdp1">
      <office:forms form:automatic-focus="false" form:apply-design-mode="false"/>
      <draw:frame presentation:style-name="Logo-title" draw:layer="backgroundobjects" svg:width="25.199cm" svg:height="3.506cm" svg:x="1.4cm" svg:y="0.837cm" presentation:class="title" presentation:placeholder="true">
        <draw:text-box/>
      </draw:frame>
      <draw:frame presentation:style-name="Logo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3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ogo-title" draw:layer="backgroundobjects" svg:width="0.001cm" svg:height="0.001cm" svg:x="0cm" svg:y="2.123cm" presentation:class="page"/>
        <draw:frame presentation:style-name="Logo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phisOne </meta:initial-creator>
    <meta:creation-date>2011-06-11T13:48:17</meta:creation-date>
    <meta:editing-duration>PT2H29M3S</meta:editing-duration>
    <meta:editing-cycles>6</meta:editing-cycles>
    <dc:date>2013-04-02T13:58:59</dc:date>
    <dc:creator>Sam Likins</dc:creator>
    <meta:generator>LibreOffice/4.0.2.1$Linux_x86 LibreOffice_project/400m0$Build-1</meta:generator>
    <meta:document-statistic meta:object-count="43"/>
  </office:meta>
</office:document-meta>
</file>